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28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51cm"/>
    </style:style>
    <style:style style:name="co7" style:family="table-column">
      <style:table-column-properties fo:break-before="auto" style:column-width="0.538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0.519cm"/>
    </style:style>
    <style:style style:name="co10" style:family="table-column">
      <style:table-column-properties fo:break-before="auto" style:column-width="1.459cm"/>
    </style:style>
    <style:style style:name="co11" style:family="table-column">
      <style:table-column-properties fo:break-before="auto" style:column-width="1.328cm"/>
    </style:style>
    <style:style style:name="co12" style:family="table-column">
      <style:table-column-properties fo:break-before="auto" style:column-width="1.526cm"/>
    </style:style>
    <style:style style:name="co13" style:family="table-column">
      <style:table-column-properties fo:break-before="auto" style:column-width="1.13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0.834cm"/>
    </style:style>
    <style:style style:name="co17" style:family="table-column">
      <style:table-column-properties fo:break-before="auto" style:column-width="1.258cm"/>
    </style:style>
    <style:style style:name="co18" style:family="table-column">
      <style:table-column-properties fo:break-before="auto" style:column-width="1.318cm"/>
    </style:style>
    <style:style style:name="co19" style:family="table-column">
      <style:table-column-properties fo:break-before="auto" style:column-width="2.801cm"/>
    </style:style>
    <style:style style:name="co20" style:family="table-column">
      <style:table-column-properties fo:break-before="auto" style:column-width="4.01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0pt" fo:language="en" fo:country="US" fo:font-weight="bold" style:font-name-asian="Monaco" style:font-size-asian="10pt" style:language-asian="en" style:country-asian="US" style:font-weight-asian="bold" style:font-name-complex="Monaco" style:font-size-complex="10pt" style:language-complex="en" style:country-complex="US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T1" style:family="text">
      <style:text-properties style:use-window-font-color="true" style:font-name="Arial" fo:font-size="10pt" style:font-name-asian="Monaco" style:font-size-asian="10pt" style:font-name-complex="Monaco" style:font-size-complex="10pt"/>
    </style:style>
  </office:automatic-styles>
  <office:body>
    <office:spreadsheet>
      <table:table table:name="Clarolin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1" table:number-columns-repeated="5" table:default-cell-style-name="ce14"/>
        <table:table-column table:style-name="co11" table:default-cell-style-name="ce15"/>
        <table:table-column table:style-name="co12" table:default-cell-style-name="ce15"/>
        <table:table-column table:style-name="co13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7" table:default-cell-style-name="ce1"/>
        <table:table-column table:style-name="co16" table:number-columns-repeated="2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5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3" table:default-cell-style-name="ce1"/>
        <table:table-column table:style-name="co15" table:number-columns-repeated="13" table:default-cell-style-name="Default"/>
        <table:table-row table:style-name="ro1">
          <table:table-cell table:style-name="ce1"/>
          <table:table-cell table:style-name="ce5" table:number-columns-repeated="5"/>
          <table:table-cell table:style-name="ce1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ce5" table:number-columns-repeated="7"/>
          <table:table-cell table:number-columns-repeated="47"/>
        </table:table-row>
        <table:table-row table:style-name="ro2">
          <table:table-cell table:style-name="ce1" office:value-type="string">
            <text:p>1.10.7</text:p>
          </table:table-cell>
          <table:table-cell table:style-name="ce5" office:value-type="string">
            <text:p>1.11.0</text:p>
          </table:table-cell>
          <table:table-cell table:style-name="ce5" office:value-type="string">
            <text:p>test ex</text:p>
          </table:table-cell>
          <table:table-cell table:style-name="ce5" office:value-type="string">
            <text:p>trace coll</text:p>
          </table:table-cell>
          <table:table-cell table:style-name="ce5" office:value-type="string">
            <text:p>overhead</text:p>
          </table:table-cell>
          <table:table-cell table:style-name="ce5" office:value-type="string">
            <text:p>Line number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ime D</text:p>
          </table:table-cell>
          <table:table-cell table:style-name="ce1" office:value-type="string">
            <text:p>V</text:p>
          </table:table-cell>
          <table:table-cell table:style-name="ce1" office:value-type="string">
            <text:p>Time V</text:p>
          </table:table-cell>
          <table:table-cell table:style-name="ce1" office:value-type="string">
            <text:p>H</text:p>
          </table:table-cell>
          <table:table-cell table:style-name="ce1" office:value-type="string">
            <text:p>Time H</text:p>
          </table:table-cell>
          <table:table-cell table:style-name="ce1" office:value-type="string">
            <text:p>Man</text:p>
          </table:table-cell>
          <table:table-cell table:style-name="ce5" office:value-type="string">
            <text:p>Unrep</text:p>
          </table:table-cell>
          <table:table-cell table:style-name="ce5" table:number-columns-repeated="4"/>
          <table:table-cell table:style-name="ce5" office:value-type="string">
            <text:p>1.11.9</text:p>
          </table:table-cell>
          <table:table-cell table:style-name="ce5" office:value-type="string">
            <text:p>1.11.10</text:p>
          </table:table-cell>
          <table:table-cell table:number-columns-repeated="47"/>
        </table:table-row>
        <table:table-row table:style-name="ro3">
          <table:table-cell office:value-type="string">
            <text:p>AddUserTest</text:p>
          </table:table-cell>
          <table:table-cell office:value-type="string">
            <text:p>2 sn-st</text:p>
          </table:table-cell>
          <table:table-cell office:value-type="float" office:value="3.582">
            <text:p>3.582</text:p>
          </table:table-cell>
          <table:table-cell table:style-name="ce9" office:value-type="float" office:value="694.92">
            <text:p>694.92</text:p>
          </table:table-cell>
          <table:table-cell table:number-columns-repeated="2"/>
          <table:table-cell table:style-name="ce10" office:value-type="string">
            <text:p>0</text:p>
          </table:table-cell>
          <table:table-cell table:style-name="ce10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number-columns-repeated="5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4"/>
          <table:table-cell table:style-name="ce10" office:value-type="string">
            <text:p>na</text:p>
          </table:table-cell>
          <table:table-cell table:style-name="ce10"/>
          <table:table-cell table:style-name="ce7" table:number-columns-repeated="4"/>
          <table:table-cell table:number-columns-repeated="55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SearchUserTest</text:p>
          </table:table-cell>
          <table:table-cell office:value-type="string">
            <text:p>1 sn-st</text:p>
          </table:table-cell>
          <table:table-cell office:value-type="float" office:value="2.879">
            <text:p>2.879</text:p>
          </table:table-cell>
          <table:table-cell table:number-columns-repeated="3"/>
          <table:table-cell office:value-type="string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58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LoginUserTest</text:p>
          </table:table-cell>
          <table:table-cell office:value-type="string">
            <text:p>2 sn-st</text:p>
          </table:table-cell>
          <table:table-cell office:value-type="float" office:value="2.004">
            <text:p>2.004</text:p>
          </table:table-cell>
          <table:table-cell table:number-columns-repeated="3"/>
          <table:table-cell office:value-type="string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5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58"/>
        </table:table-row>
        <table:table-row table:style-name="ro1">
          <table:table-cell table:style-name="Default" table:number-columns-repeated="8"/>
          <table:table-cell table:number-columns-repeated="5"/>
          <table:table-cell table:style-name="Default" table:number-columns-repeated="41"/>
          <table:table-cell table:number-columns-repeated="13"/>
        </table:table-row>
        <table:table-row table:style-name="ro3">
          <table:table-cell office:value-type="string">
            <text:p>AddCourseTest</text:p>
          </table:table-cell>
          <table:table-cell office:value-type="string">
            <text:p>2 sn-st</text:p>
          </table:table-cell>
          <table:table-cell office:value-type="float" office:value="3.911">
            <text:p>3.91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5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32-wrongly repairs right element</text:p>
          </table:table-cell>
          <table:table-cell table:number-columns-repeated="58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SearchCourseTest</text:p>
          </table:table-cell>
          <table:table-cell office:value-type="string">
            <text:p>1 sn-st</text:p>
          </table:table-cell>
          <table:table-cell office:value-type="float" office:value="2.391">
            <text:p>2.39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58"/>
        </table:table-row>
        <table:table-row table:style-name="ro1">
          <table:table-cell table:number-columns-repeated="67"/>
        </table:table-row>
        <table:table-row table:style-name="ro2">
          <table:table-cell office:value-type="string">
            <text:p>EnrolUserTest</text:p>
          </table:table-cell>
          <table:table-cell office:value-type="string">
            <text:p>6 sn-st</text:p>
          </table:table-cell>
          <table:table-cell office:value-type="float" office:value="2.484">
            <text:p>2.484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0</text:p>
          </table:table-cell>
          <table:table-cell table:number-columns-repeated="60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string">
            <text:p>0</text:p>
          </table:table-cell>
          <table:table-cell table:number-columns-repeated="60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string">
            <text:p>0</text:p>
          </table:table-cell>
          <table:table-cell table:number-columns-repeated="60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string">
            <text:p>0</text:p>
          </table:table-cell>
          <table:table-cell table:number-columns-repeated="60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string">
            <text:p>0</text:p>
          </table:table-cell>
          <table:table-cell table:number-columns-repeated="60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string">
            <text:p>0</text:p>
          </table:table-cell>
          <table:table-cell table:number-columns-repeated="60"/>
        </table:table-row>
        <table:table-row table:style-name="ro1">
          <table:table-cell table:number-columns-repeated="67"/>
        </table:table-row>
        <table:table-row table:style-name="ro2">
          <table:table-cell office:value-type="string">
            <text:p>AddCourseEventTest</text:p>
          </table:table-cell>
          <table:table-cell office:value-type="string">
            <text:p>2 sn-st</text:p>
          </table:table-cell>
          <table:table-cell office:value-type="float" office:value="3.297">
            <text:p>3.297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61"/>
        </table:table-row>
        <table:table-row table:style-name="ro1">
          <table:table-cell table:number-columns-repeated="5"/>
          <table:table-cell office:value-type="string">
            <text:p>38 ,39,40 wrong repair. Select element problem</text:p>
          </table:table-cell>
          <table:table-cell table:number-columns-repeated="61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3"/>
          <table:table-cell office:value-type="string">
            <text:p>44 assert</text:p>
          </table:table-cell>
          <table:table-cell office:value-type="string">
            <text:p>1</text:p>
          </table:table-cell>
          <table:table-cell table:number-columns-repeated="60"/>
        </table:table-row>
        <table:table-row table:style-name="ro1">
          <table:table-cell table:number-columns-repeated="67"/>
        </table:table-row>
        <table:table-row table:style-name="ro2">
          <table:table-cell office:value-type="string">
            <text:p>AddCourseExerciseTest</text:p>
          </table:table-cell>
          <table:table-cell office:value-type="string">
            <text:p>3 sn-st</text:p>
          </table:table-cell>
          <table:table-cell office:value-type="float" office:value="3.008">
            <text:p>3.008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0</text:p>
          </table:table-cell>
          <table:table-cell table:number-columns-repeated="11"/>
          <table:table-cell table:style-name="ce16" office:value-type="string">
            <text:p>bug</text:p>
          </table:table-cell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string">
            <text:p>0</text:p>
          </table:table-cell>
          <table:table-cell table:number-columns-repeated="11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string">
            <text:p>0</text:p>
          </table:table-cell>
          <table:table-cell table:number-columns-repeated="11"/>
          <table:table-cell table:style-name="ce16"/>
          <table:table-cell table:number-columns-repeated="48"/>
        </table:table-row>
        <table:table-row table:style-name="ro1">
          <table:table-cell table:number-columns-repeated="18"/>
          <table:table-cell table:style-name="ce16"/>
          <table:table-cell table:number-columns-repeated="48"/>
        </table:table-row>
        <table:table-row table:style-name="ro2">
          <table:table-cell office:value-type="string">
            <text:p>MakeCourseExerciseVisibleTest</text:p>
          </table:table-cell>
          <table:table-cell office:value-type="string">
            <text:p>4 sn-st</text:p>
          </table:table-cell>
          <table:table-cell office:value-type="float" office:value="2.519">
            <text:p>2.519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12"/>
          <table:table-cell table:style-name="ce16" office:value-type="string">
            <text:p>n/a</text:p>
          </table:table-cell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3"/>
          <table:table-cell office:value-type="string">
            <text:p>34(implementation issue)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string">
            <text:p>0</text:p>
          </table:table-cell>
          <table:table-cell table:number-columns-repeated="11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3"/>
          <table:table-cell office:value-type="string">
            <text:p>37(implementation issue)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1">
          <table:table-cell table:number-columns-repeated="18"/>
          <table:table-cell table:style-name="ce16"/>
          <table:table-cell table:number-columns-repeated="48"/>
        </table:table-row>
        <table:table-row table:style-name="ro2">
          <table:table-cell office:value-type="string">
            <text:p>AddCourseExerciseQuestionsTest</text:p>
          </table:table-cell>
          <table:table-cell office:value-type="string">
            <text:p>11 sn-st</text:p>
          </table:table-cell>
          <table:table-cell office:value-type="float" office:value="7.33">
            <text:p>7.33</text:p>
          </table:table-cell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 office:value-type="string">
            <text:p>n/a</text:p>
          </table:table-cell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 table:number-columns-repeated="4"/>
          <table:table-cell office:value-type="string">
            <text:p>41,42,43,44,45,52,53,54,55,56,62,64-70. <text:span text:style-name="T1">Element not found (visually) in the state. Visual assertion failed.</text:span></text:p>
          </table:table-cell>
          <table:table-cell table:number-columns-repeated="13"/>
          <table:table-cell table:style-name="ce16"/>
          <table:table-cell table:number-columns-repeated="48"/>
        </table:table-row>
        <table:table-row table:style-name="ro1">
          <table:table-cell table:number-columns-repeated="18"/>
          <table:table-cell table:style-name="ce16"/>
          <table:table-cell table:number-columns-repeated="48"/>
        </table:table-row>
        <table:table-row table:style-name="ro2">
          <table:table-cell office:value-type="string">
            <text:p>DoCourseExerciseQuestionsTest</text:p>
          </table:table-cell>
          <table:table-cell office:value-type="string">
            <text:p>5 sn-st</text:p>
          </table:table-cell>
          <table:table-cell office:value-type="float" office:value="2.914">
            <text:p>2.914</text:p>
          </table:table-cell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 office:value-type="string">
            <text:p>n/a</text:p>
          </table:table-cell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6"/>
          <table:table-cell table:number-columns-repeated="48"/>
        </table:table-row>
        <table:table-row table:style-name="ro1" table:number-rows-repeated="2">
          <table:table-cell table:number-columns-repeated="18"/>
          <table:table-cell table:style-name="ce16"/>
          <table:table-cell table:number-columns-repeated="48"/>
        </table:table-row>
        <table:table-row table:style-name="ro2">
          <table:table-cell office:value-type="string">
            <text:p>ViewProfileStatisticsUserTest</text:p>
          </table:table-cell>
          <table:table-cell office:value-type="string">
            <text:p>5 sn-st</text:p>
          </table:table-cell>
          <table:table-cell office:value-type="float" office:value="2.549">
            <text:p>2.549</text:p>
          </table:table-cell>
          <table:table-cell/>
          <table:table-cell office:value-type="float" office:value="31">
            <text:p>31</text:p>
          </table:table-cell>
          <table:table-cell table:number-columns-repeated="13"/>
          <table:table-cell table:style-name="ce16" office:value-type="string">
            <text:p>n/a</text:p>
          </table:table-cell>
          <table:table-cell table:number-columns-repeated="48"/>
        </table:table-row>
        <table:table-row table:style-name="ro2">
          <table:table-cell table:style-name="Default"/>
          <table:table-cell table:style-name="Default" office:value-type="string">
            <text:p>1 sn-st</text:p>
          </table:table-cell>
          <table:table-cell table:style-name="Default" table:number-columns-repeated="2"/>
          <table:table-cell table:style-name="Default" office:value-type="float" office:value="33">
            <text:p>33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41"/>
          <table:table-cell table:number-columns-repeated="13"/>
        </table:table-row>
        <table:table-row table:style-name="ro2">
          <table:table-cell/>
          <table:table-cell office:value-type="string">
            <text:p>1 sn-st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13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1">
          <table:table-cell table:number-columns-repeated="18"/>
          <table:table-cell table:style-name="ce16"/>
          <table:table-cell table:number-columns-repeated="48"/>
        </table:table-row>
        <table:table-row table:style-name="ro3">
          <table:table-cell office:value-type="string">
            <text:p>AddMultipleUsersTest</text:p>
          </table:table-cell>
          <table:table-cell office:value-type="string">
            <text:p>3 sn-st</text:p>
          </table:table-cell>
          <table:table-cell office:value-type="float" office:value="4.196">
            <text:p>4.196</text:p>
          </table:table-cell>
          <table:table-cell table:number-columns-repeated="64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SearchMultipleUsersTest</text:p>
          </table:table-cell>
          <table:table-cell office:value-type="string">
            <text:p>1 sn-st</text:p>
          </table:table-cell>
          <table:table-cell office:value-type="float" office:value="2.556">
            <text:p>2.556</text:p>
          </table:table-cell>
          <table:table-cell table:number-columns-repeated="64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SearchStudentTest</text:p>
          </table:table-cell>
          <table:table-cell office:value-type="string">
            <text:p>1 sn-st</text:p>
          </table:table-cell>
          <table:table-cell office:value-type="float" office:value="2.574">
            <text:p>2.574</text:p>
          </table:table-cell>
          <table:table-cell table:number-columns-repeated="64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SearchTeacherTest</text:p>
          </table:table-cell>
          <table:table-cell office:value-type="string">
            <text:p>1 sn-st</text:p>
          </table:table-cell>
          <table:table-cell office:value-type="float" office:value="2.595">
            <text:p>2.595</text:p>
          </table:table-cell>
          <table:table-cell table:number-columns-repeated="64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SearchAdminTest</text:p>
          </table:table-cell>
          <table:table-cell office:value-type="string">
            <text:p>1 sn-st</text:p>
          </table:table-cell>
          <table:table-cell office:value-type="float" office:value="2.603">
            <text:p>2.603</text:p>
          </table:table-cell>
          <table:table-cell table:number-columns-repeated="64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EnrolMultipleUsersTest</text:p>
          </table:table-cell>
          <table:table-cell office:value-type="string">
            <text:p>16 ns-st</text:p>
          </table:table-cell>
          <table:table-cell office:value-type="float" office:value="5.58">
            <text:p>5.58</text:p>
          </table:table-cell>
          <table:table-cell table:number-columns-repeated="64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DoCourseExerciseQuestionsMultipleUsersTest</text:p>
          </table:table-cell>
          <table:table-cell office:value-type="string">
            <text:p>19 ns-st</text:p>
          </table:table-cell>
          <table:table-cell office:value-type="float" office:value="6.684">
            <text:p>6.684</text:p>
          </table:table-cell>
          <table:table-cell table:number-columns-repeated="15"/>
          <table:table-cell table:style-name="ce16" office:value-type="string">
            <text:p>n/a</text:p>
          </table:table-cell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16"/>
          <table:table-cell table:style-name="ce16"/>
          <table:table-cell table:number-columns-repeated="48"/>
        </table:table-row>
        <table:table-row table:style-name="ro1">
          <table:table-cell table:number-columns-repeated="18"/>
          <table:table-cell table:style-name="ce16"/>
          <table:table-cell table:number-columns-repeated="48"/>
        </table:table-row>
        <table:table-row table:style-name="ro3">
          <table:table-cell office:value-type="string">
            <text:p>RemoveEnrolMultipleUsersTest</text:p>
          </table:table-cell>
          <table:table-cell office:value-type="string">
            <text:p>3 sn-st</text:p>
          </table:table-cell>
          <table:table-cell office:value-type="float" office:value="9.986">
            <text:p>9.986</text:p>
          </table:table-cell>
          <table:table-cell table:number-columns-repeated="64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RemoveMultipleUsersTest</text:p>
          </table:table-cell>
          <table:table-cell office:value-type="string">
            <text:p>6 sn-st</text:p>
          </table:table-cell>
          <table:table-cell office:value-type="float" office:value="4.861">
            <text:p>4.861</text:p>
          </table:table-cell>
          <table:table-cell table:number-columns-repeated="64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AddEmptyUserTest</text:p>
          </table:table-cell>
          <table:table-cell office:value-type="string">
            <text:p>2 sn-st</text:p>
          </table:table-cell>
          <table:table-cell office:value-type="float" office:value="2.513">
            <text:p>2.513</text:p>
          </table:table-cell>
          <table:table-cell table:number-columns-repeated="64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AddWrongEmailUserTest</text:p>
          </table:table-cell>
          <table:table-cell office:value-type="string">
            <text:p>2 sn-st</text:p>
          </table:table-cell>
          <table:table-cell office:value-type="float" office:value="2.693">
            <text:p>2.693</text:p>
          </table:table-cell>
          <table:table-cell table:number-columns-repeated="64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AddTwiceUserTest</text:p>
          </table:table-cell>
          <table:table-cell office:value-type="string">
            <text:p>3 sn-st</text:p>
          </table:table-cell>
          <table:table-cell office:value-type="float" office:value="2.704">
            <text:p>2.704</text:p>
          </table:table-cell>
          <table:table-cell table:number-columns-repeated="64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AddWrongPasswordUserTest</text:p>
          </table:table-cell>
          <table:table-cell office:value-type="string">
            <text:p>2 sn-st</text:p>
          </table:table-cell>
          <table:table-cell office:value-type="float" office:value="2.649">
            <text:p>2.649</text:p>
          </table:table-cell>
          <table:table-cell table:number-columns-repeated="64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AddEmptyCourseTest</text:p>
          </table:table-cell>
          <table:table-cell office:value-type="string">
            <text:p>3 sn-st</text:p>
          </table:table-cell>
          <table:table-cell office:value-type="float" office:value="2.546">
            <text:p>2.546</text:p>
          </table:table-cell>
          <table:table-cell table:number-columns-repeated="64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AddDeniedCourseTest</text:p>
          </table:table-cell>
          <table:table-cell office:value-type="string">
            <text:p>2 sn-st</text:p>
          </table:table-cell>
          <table:table-cell office:value-type="float" office:value="3.739">
            <text:p>3.739</text:p>
          </table:table-cell>
          <table:table-cell table:number-columns-repeated="64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1">
          <table:table-cell table:number-columns-repeated="67"/>
        </table:table-row>
        <table:table-row table:style-name="ro3">
          <table:table-cell office:value-type="string">
            <text:p>EnrolDeniedCourseTest</text:p>
          </table:table-cell>
          <table:table-cell office:value-type="string">
            <text:p>5 sn-st</text:p>
          </table:table-cell>
          <table:table-cell office:value-type="float" office:value="2.529">
            <text:p>2.529</text:p>
          </table:table-cell>
          <table:table-cell table:number-columns-repeated="64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3">
          <table:table-cell/>
          <table:table-cell office:value-type="string">
            <text:p>1 sn-st</text:p>
          </table:table-cell>
          <table:table-cell table:number-columns-repeated="65"/>
        </table:table-row>
        <table:table-row table:style-name="ro1">
          <table:table-cell table:number-columns-repeated="67"/>
        </table:table-row>
        <table:table-row table:style-name="ro3">
          <table:table-cell table:style-name="ce3" office:value-type="string">
            <text:p>AddPasswordCourseTest</text:p>
          </table:table-cell>
          <table:table-cell office:value-type="string">
            <text:p>4 sn-st</text:p>
          </table:table-cell>
          <table:table-cell office:value-type="float" office:value="3.831">
            <text:p>3.831</text:p>
          </table:table-cell>
          <table:table-cell table:number-columns-repeated="3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1">
          <table:table-cell table:style-name="ce3"/>
          <table:table-cell table:number-columns-repeated="5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3">
          <table:table-cell table:style-name="ce3" office:value-type="string">
            <text:p>EnrolPasswordCourseWrongPasswordUserTest</text:p>
          </table:table-cell>
          <table:table-cell office:value-type="string">
            <text:p>7 sn-st</text:p>
          </table:table-cell>
          <table:table-cell office:value-type="float" office:value="2.72">
            <text:p>2.72</text:p>
          </table:table-cell>
          <table:table-cell table:number-columns-repeated="3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3"/>
          <table:table-cell table:number-columns-repeated="5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 office:value-type="string">
            <text:p>EnrolPasswordCourseGoodPasswordUserTest</text:p>
          </table:table-cell>
          <table:table-cell office:value-type="string">
            <text:p>7 sn-st</text:p>
          </table:table-cell>
          <table:table-cell office:value-type="float" office:value="2.717">
            <text:p>2.717</text:p>
          </table:table-cell>
          <table:table-cell table:number-columns-repeated="3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3"/>
          <table:table-cell table:number-columns-repeated="5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 office:value-type="string">
            <text:p>SearchAllowedCourseTest</text:p>
          </table:table-cell>
          <table:table-cell office:value-type="string">
            <text:p>1 sn-st</text:p>
          </table:table-cell>
          <table:table-cell office:value-type="float" office:value="2.625">
            <text:p>2.625</text:p>
          </table:table-cell>
          <table:table-cell table:number-columns-repeated="3"/>
          <table:table-cell table:style-name="ce12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3"/>
          <table:table-cell table:number-columns-repeated="5"/>
          <table:table-cell table:style-name="ce12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 office:value-type="string">
            <text:p>SearchAndRemovePasswordCourseTest</text:p>
          </table:table-cell>
          <table:table-cell office:value-type="string">
            <text:p>2 sn-st</text:p>
          </table:table-cell>
          <table:table-cell office:value-type="float" office:value="3.524">
            <text:p>3.524</text:p>
          </table:table-cell>
          <table:table-cell table:number-columns-repeated="3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3"/>
          <table:table-cell table:number-columns-repeated="5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 office:value-type="string">
            <text:p>SearchAndRemoveDeniedCourseTest</text:p>
          </table:table-cell>
          <table:table-cell office:value-type="string">
            <text:p>2 sn-st</text:p>
          </table:table-cell>
          <table:table-cell office:value-type="float" office:value="3.42">
            <text:p>3.42</text:p>
          </table:table-cell>
          <table:table-cell table:number-columns-repeated="3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3"/>
          <table:table-cell table:number-columns-repeated="5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 office:value-type="string">
            <text:p>RemoveCourseExerciseQuestionsTest</text:p>
          </table:table-cell>
          <table:table-cell office:value-type="string">
            <text:p>6 sn-st</text:p>
          </table:table-cell>
          <table:table-cell office:value-type="float" office:value="9.216">
            <text:p>9.216</text:p>
          </table:table-cell>
          <table:table-cell table:number-columns-repeated="3"/>
          <table:table-cell table:style-name="ce11" table:number-columns-repeated="2"/>
          <table:table-cell table:number-columns-repeated="10"/>
          <table:table-cell table:style-name="ce16" office:value-type="string">
            <text:p>n/a</text:p>
          </table:table-cell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0"/>
          <table:table-cell table:style-name="ce16"/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0"/>
          <table:table-cell table:style-name="ce16"/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0"/>
          <table:table-cell table:style-name="ce16"/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0"/>
          <table:table-cell table:style-name="ce16"/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0"/>
          <table:table-cell table:style-name="ce16"/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3"/>
          <table:table-cell table:number-columns-repeated="5"/>
          <table:table-cell table:style-name="ce11" table:number-columns-repeated="2"/>
          <table:table-cell table:number-columns-repeated="10"/>
          <table:table-cell table:style-name="ce16"/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 office:value-type="string">
            <text:p>RemoveCourseEventTest</text:p>
          </table:table-cell>
          <table:table-cell office:value-type="string">
            <text:p>2 sn-st</text:p>
          </table:table-cell>
          <table:table-cell office:value-type="float" office:value="3.243">
            <text:p>3.243</text:p>
          </table:table-cell>
          <table:table-cell table:number-columns-repeated="3"/>
          <table:table-cell table:style-name="Default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12"/>
          <table:table-cell table:style-name="ce19"/>
          <table:table-cell table:style-name="ce17" table:number-columns-repeated="9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12"/>
          <table:table-cell table:style-name="ce19"/>
          <table:table-cell table:style-name="ce17" table:number-columns-repeated="9"/>
          <table:table-cell table:style-name="ce18"/>
          <table:table-cell table:number-columns-repeated="13"/>
        </table:table-row>
        <table:table-row table:style-name="ro1">
          <table:table-cell table:style-name="ce3"/>
          <table:table-cell table:number-columns-repeated="5"/>
          <table:table-cell table:style-name="Default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12"/>
          <table:table-cell table:style-name="ce19"/>
          <table:table-cell table:style-name="ce17" table:number-columns-repeated="9"/>
          <table:table-cell table:style-name="ce18"/>
          <table:table-cell table:number-columns-repeated="13"/>
        </table:table-row>
        <table:table-row table:style-name="ro3">
          <table:table-cell table:style-name="ce3" office:value-type="string">
            <text:p>RemoveCourseExerciseTest</text:p>
          </table:table-cell>
          <table:table-cell office:value-type="string">
            <text:p>3 sn-st</text:p>
          </table:table-cell>
          <table:table-cell office:value-type="float" office:value="3.303">
            <text:p>3.303</text:p>
          </table:table-cell>
          <table:table-cell table:number-columns-repeated="3"/>
          <table:table-cell table:style-name="ce11" table:number-columns-repeated="2"/>
          <table:table-cell table:number-columns-repeated="10"/>
          <table:table-cell table:style-name="ce16" office:value-type="string">
            <text:p>n/a</text:p>
          </table:table-cell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0"/>
          <table:table-cell table:style-name="ce16"/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0"/>
          <table:table-cell table:style-name="ce16"/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3"/>
          <table:table-cell table:number-columns-repeated="5"/>
          <table:table-cell table:style-name="ce11" table:number-columns-repeated="2"/>
          <table:table-cell table:number-columns-repeated="10"/>
          <table:table-cell table:style-name="ce16"/>
          <table:table-cell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 office:value-type="string">
            <text:p>RemoveEnrolUserTest</text:p>
          </table:table-cell>
          <table:table-cell office:value-type="string">
            <text:p>3 sn-st</text:p>
          </table:table-cell>
          <table:table-cell office:value-type="float" office:value="3.065">
            <text:p>3.065</text:p>
          </table:table-cell>
          <table:table-cell table:number-columns-repeated="3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1">
          <table:table-cell table:style-name="ce3"/>
          <table:table-cell table:number-columns-repeated="5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2"/>
          <table:table-cell table:style-name="ce18"/>
          <table:table-cell table:number-columns-repeated="13"/>
        </table:table-row>
        <table:table-row table:style-name="ro3">
          <table:table-cell table:style-name="ce3" office:value-type="string">
            <text:p>RemoveUserTest</text:p>
          </table:table-cell>
          <table:table-cell office:value-type="string">
            <text:p>3 sn-st</text:p>
          </table:table-cell>
          <table:table-cell office:value-type="float" office:value="3.162">
            <text:p>3.162</text:p>
          </table:table-cell>
          <table:table-cell table:number-columns-repeated="3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1">
          <table:table-cell table:style-name="ce3"/>
          <table:table-cell table:number-columns-repeated="5"/>
          <table:table-cell table:style-name="ce11" table:number-columns-repeated="2"/>
          <table:table-cell table:number-columns-repeated="12"/>
          <table:table-cell table:style-name="ce17" table:number-columns-repeated="10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3">
          <table:table-cell table:style-name="ce3" office:value-type="string">
            <text:p>RemoveCourseTest</text:p>
          </table:table-cell>
          <table:table-cell office:value-type="string">
            <text:p>2 sn-st</text:p>
          </table:table-cell>
          <table:table-cell office:value-type="float" office:value="3.429">
            <text:p>3.429</text:p>
          </table:table-cell>
          <table:table-cell table:number-columns-repeated="3"/>
          <table:table-cell table:style-name="ce11" table:number-columns-repeated="2"/>
          <table:table-cell table:number-columns-repeated="12"/>
          <table:table-cell table:style-name="ce18" table:number-columns-repeated="4"/>
          <table:table-cell table:style-name="ce17"/>
          <table:table-cell table:style-name="ce19" table:number-columns-repeated="2"/>
          <table:table-cell table:style-name="ce17" table:number-columns-repeated="3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3">
          <table:table-cell table:style-name="ce3"/>
          <table:table-cell office:value-type="string">
            <text:p>1 sn-st</text:p>
          </table:table-cell>
          <table:table-cell table:number-columns-repeated="4"/>
          <table:table-cell table:style-name="ce11" table:number-columns-repeated="2"/>
          <table:table-cell table:number-columns-repeated="12"/>
          <table:table-cell table:style-name="ce18" table:number-columns-repeated="4"/>
          <table:table-cell table:style-name="ce17"/>
          <table:table-cell table:style-name="ce19" table:number-columns-repeated="2"/>
          <table:table-cell table:style-name="ce17" table:number-columns-repeated="3"/>
          <table:table-cell table:style-name="ce18"/>
          <table:table-cell table:style-name="ce17" table:number-columns-repeated="21"/>
          <table:table-cell table:style-name="ce18" table:number-columns-repeated="2"/>
          <table:table-cell table:number-columns-repeated="13"/>
        </table:table-row>
        <table:table-row table:style-name="ro1">
          <table:table-cell table:style-name="Default" table:number-columns-repeated="8"/>
          <table:table-cell table:number-columns-repeated="5"/>
          <table:table-cell table:style-name="Default" table:number-columns-repeated="41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7" office:value-type="float" office:value="156">
            <text:p>156</text:p>
          </table:table-cell>
          <table:table-cell table:style-name="ce7" table:number-columns-repeated="4"/>
          <table:table-cell table:style-name="ce13" table:number-columns-repeated="2"/>
          <table:table-cell table:number-columns-repeated="5"/>
          <table:table-cell table:style-name="ce7" table:number-columns-repeated="54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7" table:number-columns-repeated="7"/>
          <table:table-cell table:number-columns-repeated="5"/>
          <table:table-cell table:style-name="ce7" table:number-columns-repeated="5"/>
          <table:table-cell table:style-name="ce7" office:value-type="float" office:value="1">
            <text:p>1</text:p>
          </table:table-cell>
          <table:table-cell table:style-name="ce7" table:number-columns-repeated="48"/>
        </table:table-row>
        <table:table-row table:style-name="ro1">
          <table:table-cell table:style-name="Default"/>
          <table:table-cell table:style-name="ce7" table:number-columns-repeated="7"/>
          <table:table-cell table:number-columns-repeated="5"/>
          <table:table-cell table:style-name="ce7" table:number-columns-repeated="54"/>
        </table:table-row>
        <table:table-row table:style-name="ro1" table:number-rows-repeated="2">
          <table:table-cell table:style-name="Default" table:number-columns-repeated="8"/>
          <table:table-cell table:number-columns-repeated="5"/>
          <table:table-cell table:style-name="Default" table:number-columns-repeated="41"/>
          <table:table-cell table:number-columns-repeated="13"/>
        </table:table-row>
        <table:table-row table:style-name="ro4">
          <table:table-cell table:style-name="ce4" office:value-type="string">
            <text:p>TOT breakages</text:p>
          </table:table-cell>
          <table:table-cell table:style-name="ce8" table:formula="of:=SUM([.B202:.T202])" office:value-type="float" office:value="156">
            <text:p>156</text:p>
          </table:table-cell>
          <table:table-cell table:style-name="ce8" table:number-columns-repeated="4"/>
          <table:table-cell table:style-name="Default" table:number-columns-repeated="2"/>
          <table:table-cell table:number-columns-repeated="5"/>
          <table:table-cell table:style-name="Default" table:number-columns-repeated="41"/>
          <table:table-cell table:number-columns-repeated="13"/>
        </table:table-row>
        <table:table-row table:style-name="ro4">
          <table:table-cell table:style-name="ce4" office:value-type="string">
            <text:p>TOT failures (bugs)</text:p>
          </table:table-cell>
          <table:table-cell table:style-name="ce8" table:formula="of:=SUM([.B203:.T203])" office:value-type="float" office:value="1">
            <text:p>1</text:p>
          </table:table-cell>
          <table:table-cell table:style-name="ce8" table:number-columns-repeated="4"/>
          <table:table-cell table:style-name="Default" table:number-columns-repeated="2"/>
          <table:table-cell table:number-columns-repeated="5"/>
          <table:table-cell table:style-name="Default" table:number-columns-repeated="41"/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2018-01-22</text:date>, <text:time>17:27: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1-22T17:27:37</dc:date>
    <meta:editing-duration>P2DT17H56M14S</meta:editing-duration>
    <meta:editing-cycles>288</meta:editing-cycles>
    <meta:generator>OpenOffice/4.1.5$Unix OpenOffice.org_project/415m1$Build-9789</meta:generator>
    <dc:creator>rahul krishna yandrapally</dc:creator>
    <meta:document-statistic meta:table-count="1" meta:cell-count="347" meta:object-count="0"/>
  </office:meta>
</office:document-meta>
</file>